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1" style:family="table">
      <style:table-properties style:width="6.2396in" fo:margin-left="0.2542in" table:align="left"/>
    </style:style>
    <style:style style:name="Tabell1.A" style:family="table-column">
      <style:table-column-properties style:column-width="1.9792in"/>
    </style:style>
    <style:style style:name="Tabell1.B" style:family="table-column">
      <style:table-column-properties style:column-width="2.2292in"/>
    </style:style>
    <style:style style:name="Tabell1.C" style:family="table-column">
      <style:table-column-properties style:column-width="2.0313in"/>
    </style:style>
    <style:style style:name="Tabell1.A1" style:family="table-cell">
      <style:table-cell-properties fo:padding="0.0382in" fo:border-left="none" fo:border-right="none" fo:border-top="0.05pt solid #000000" fo:border-bottom="0.05pt solid #000000"/>
    </style:style>
    <style:style style:name="Tabell1.A2" style:family="table-cell">
      <style:table-cell-properties fo:background-color="#eeeeee" fo:padding="0.0382in" fo:border="none">
        <style:background-image/>
      </style:table-cell-properties>
    </style:style>
    <style:style style:name="Tabell1.B2" style:family="table-cell">
      <style:table-cell-properties fo:background-color="#e6e6e6" fo:padding="0.0382in" fo:border="none">
        <style:background-image/>
      </style:table-cell-properties>
    </style:style>
    <style:style style:name="Tabell1.A3" style:family="table-cell">
      <style:table-cell-properties fo:background-color="#eeeeee" fo:padding="0.0382in" fo:border-left="none" fo:border-right="none" fo:border-top="none" fo:border-bottom="0.05pt solid #000000">
        <style:background-image/>
      </style:table-cell-properties>
    </style:style>
    <style:style style:name="Tabell1.B3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2" style:family="table">
      <style:table-properties style:width="6.2396in" fo:margin-left="0.2542in" table:align="left"/>
    </style:style>
    <style:style style:name="Tabell2.A" style:family="table-column">
      <style:table-column-properties style:column-width="1.9792in"/>
    </style:style>
    <style:style style:name="Tabell2.B" style:family="table-column">
      <style:table-column-properties style:column-width="2.2292in"/>
    </style:style>
    <style:style style:name="Tabell2.C" style:family="table-column">
      <style:table-column-properties style:column-width="2.0313in"/>
    </style:style>
    <style:style style:name="Tabell2.A1" style:family="table-cell">
      <style:table-cell-properties fo:padding="0.0382in" fo:border-left="none" fo:border-right="none" fo:border-top="0.05pt solid #000000" fo:border-bottom="0.05pt solid #000000"/>
    </style:style>
    <style:style style:name="Tabell2.A2" style:family="table-cell">
      <style:table-cell-properties fo:padding="0.0382in" fo:border="none"/>
    </style:style>
    <style:style style:name="Tabell2.B2" style:family="table-cell">
      <style:table-cell-properties fo:background-color="#e6e6e6" fo:padding="0.0382in" fo:border="none">
        <style:background-image/>
      </style:table-cell-properties>
    </style:style>
    <style:style style:name="Tabell2.B4" style:family="table-cell">
      <style:table-cell-properties fo:background-color="#cccccc" fo:padding="0.0382in" fo:border="none">
        <style:background-image/>
      </style:table-cell-properties>
    </style:style>
    <style:style style:name="Tabell2.A6" style:family="table-cell">
      <style:table-cell-properties fo:background-color="#eeeeee" fo:padding="0.0382in" fo:border="none">
        <style:background-image/>
      </style:table-cell-properties>
    </style:style>
    <style:style style:name="Tabell2.A7" style:family="table-cell">
      <style:table-cell-properties fo:background-color="#eeeeee" fo:padding="0.0382in" fo:border-left="none" fo:border-right="none" fo:border-top="none" fo:border-bottom="0.05pt solid #000000">
        <style:background-image/>
      </style:table-cell-properties>
    </style:style>
    <style:style style:name="Tabell2.B7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3" style:family="table">
      <style:table-properties style:width="6.25in" fo:margin-left="0.2542in" table:align="left"/>
    </style:style>
    <style:style style:name="Tabell3.A" style:family="table-column">
      <style:table-column-properties style:column-width="2.7813in"/>
    </style:style>
    <style:style style:name="Tabell3.B" style:family="table-column">
      <style:table-column-properties style:column-width="1.4271in"/>
    </style:style>
    <style:style style:name="Tabell3.C" style:family="table-column">
      <style:table-column-properties style:column-width="2.0417in"/>
    </style:style>
    <style:style style:name="Tabell3.A1" style:family="table-cell">
      <style:table-cell-properties fo:padding="0.0382in" fo:border-left="none" fo:border-right="none" fo:border-top="0.05pt solid #000000" fo:border-bottom="0.05pt solid #000000"/>
    </style:style>
    <style:style style:name="Tabell3.A2" style:family="table-cell">
      <style:table-cell-properties fo:background-color="#eeeeee" fo:padding="0.0382in" fo:border="none">
        <style:background-image/>
      </style:table-cell-properties>
    </style:style>
    <style:style style:name="Tabell3.B2" style:family="table-cell">
      <style:table-cell-properties fo:background-color="#e6e6e6" fo:padding="0.0382in" fo:border="none">
        <style:background-image/>
      </style:table-cell-properties>
    </style:style>
    <style:style style:name="Tabell3.A3" style:family="table-cell">
      <style:table-cell-properties fo:background-color="#eeeeee" fo:padding="0.0382in" fo:border-left="none" fo:border-right="none" fo:border-top="none" fo:border-bottom="0.05pt solid #000000">
        <style:background-image/>
      </style:table-cell-properties>
    </style:style>
    <style:style style:name="Tabell3.B3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4" style:family="table">
      <style:table-properties style:width="4.1417in" fo:margin-left="1.1917in" table:align="left"/>
    </style:style>
    <style:style style:name="Tabell4.A" style:family="table-column">
      <style:table-column-properties style:column-width="2.1563in"/>
    </style:style>
    <style:style style:name="Tabell4.B" style:family="table-column">
      <style:table-column-properties style:column-width="1.9854in"/>
    </style:style>
    <style:style style:name="Tabell4.A1" style:family="table-cell">
      <style:table-cell-properties fo:padding="0.0382in" fo:border-left="none" fo:border-right="none" fo:border-top="0.05pt solid #000000" fo:border-bottom="0.05pt solid #000000"/>
    </style:style>
    <style:style style:name="Tabell4.A2" style:family="table-cell">
      <style:table-cell-properties fo:background-color="#eeeeee" fo:padding="0.0382in" fo:border="none">
        <style:background-image/>
      </style:table-cell-properties>
    </style:style>
    <style:style style:name="Tabell4.B2" style:family="table-cell">
      <style:table-cell-properties fo:background-color="#e6e6e6" fo:padding="0.0382in" fo:border="none">
        <style:background-image/>
      </style:table-cell-properties>
    </style:style>
    <style:style style:name="Tabell4.A3" style:family="table-cell">
      <style:table-cell-properties fo:background-color="#eeeeee" fo:padding="0.0382in" fo:border-left="none" fo:border-right="none" fo:border-top="none" fo:border-bottom="0.05pt solid #000000">
        <style:background-image/>
      </style:table-cell-properties>
    </style:style>
    <style:style style:name="Tabell4.B3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5" style:family="table">
      <style:table-properties style:width="4.1458in" fo:margin-left="1.2021in" table:align="left"/>
    </style:style>
    <style:style style:name="Tabell5.A" style:family="table-column">
      <style:table-column-properties style:column-width="2.2188in"/>
    </style:style>
    <style:style style:name="Tabell5.B" style:family="table-column">
      <style:table-column-properties style:column-width="1.9271in"/>
    </style:style>
    <style:style style:name="Tabell5.A1" style:family="table-cell">
      <style:table-cell-properties fo:padding="0.0382in" fo:border-left="none" fo:border-right="none" fo:border-top="0.05pt solid #000000" fo:border-bottom="0.05pt solid #000000"/>
    </style:style>
    <style:style style:name="Tabell5.A2" style:family="table-cell">
      <style:table-cell-properties fo:background-color="#eeeeee" fo:padding="0.0382in" fo:border="none">
        <style:background-image/>
      </style:table-cell-properties>
    </style:style>
    <style:style style:name="Tabell5.A4" style:family="table-cell">
      <style:table-cell-properties fo:background-color="#e6e6e6" fo:padding="0.0382in" fo:border="none">
        <style:background-image/>
      </style:table-cell-properties>
    </style:style>
    <style:style style:name="Tabell5.B4" style:family="table-cell">
      <style:table-cell-properties fo:background-color="#cccccc" fo:padding="0.0382in" fo:border="none">
        <style:background-image/>
      </style:table-cell-properties>
    </style:style>
    <style:style style:name="Tabell5.A7" style:family="table-cell">
      <style:table-cell-properties fo:background-color="#eeeeee" fo:padding="0.0382in" fo:border-left="none" fo:border-right="none" fo:border-top="none" fo:border-bottom="0.05pt solid #000000">
        <style:background-image/>
      </style:table-cell-properties>
    </style:style>
    <style:style style:name="Tabell5.B7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6" style:family="table">
      <style:table-properties style:width="2.3646in" fo:margin-left="2.2229in" table:align="left"/>
    </style:style>
    <style:style style:name="Tabell6.A" style:family="table-column">
      <style:table-column-properties style:column-width="2.3646in"/>
    </style:style>
    <style:style style:name="Tabell6.A1" style:family="table-cell">
      <style:table-cell-properties fo:padding="0.0382in" fo:border-left="none" fo:border-right="none" fo:border-top="0.05pt solid #000000" fo:border-bottom="0.05pt solid #000000"/>
    </style:style>
    <style:style style:name="Tabell6.A2" style:family="table-cell">
      <style:table-cell-properties fo:background-color="#eeeeee" fo:padding="0.0382in" fo:border="none">
        <style:background-image/>
      </style:table-cell-properties>
    </style:style>
    <style:style style:name="Tabell6.A3" style:family="table-cell">
      <style:table-cell-properties fo:background-color="#eeeeee" fo:padding="0.0382in" fo:border-left="none" fo:border-right="none" fo:border-top="none" fo:border-bottom="0.05pt solid #000000">
        <style:background-image/>
      </style:table-cell-properties>
    </style:style>
    <style:style style:name="Tabell7" style:family="table">
      <style:table-properties style:width="6.6931in" table:align="margins"/>
    </style:style>
    <style:style style:name="Tabell7.A" style:family="table-column">
      <style:table-column-properties style:column-width="2.2313in" style:rel-column-width="21845*"/>
    </style:style>
    <style:style style:name="Tabell7.A1" style:family="table-cell">
      <style:table-cell-properties fo:padding="0.0382in" fo:border-left="none" fo:border-right="none" fo:border-top="0.05pt solid #000000" fo:border-bottom="0.05pt solid #000000"/>
    </style:style>
    <style:style style:name="Tabell7.A2" style:family="table-cell">
      <style:table-cell-properties fo:padding="0.0382in" fo:border="none"/>
    </style:style>
    <style:style style:name="Tabell7.B2" style:family="table-cell">
      <style:table-cell-properties fo:background-color="#dddddd" fo:padding="0.0382in" fo:border="none">
        <style:background-image/>
      </style:table-cell-properties>
    </style:style>
    <style:style style:name="Tabell7.B4" style:family="table-cell">
      <style:table-cell-properties fo:background-color="#cccccc" fo:padding="0.0382in" fo:border="none">
        <style:background-image/>
      </style:table-cell-properties>
    </style:style>
    <style:style style:name="Tabell7.A6" style:family="table-cell">
      <style:table-cell-properties fo:background-color="#eeeeee" fo:padding="0.0382in" fo:border="none">
        <style:background-image/>
      </style:table-cell-properties>
    </style:style>
    <style:style style:name="Tabell7.A7" style:family="table-cell">
      <style:table-cell-properties fo:background-color="#eeeeee" fo:padding="0.0382in" fo:border-left="none" fo:border-right="none" fo:border-top="none" fo:border-bottom="0.05pt solid #000000">
        <style:background-image/>
      </style:table-cell-properties>
    </style:style>
    <style:style style:name="Tabell7.B7" style:family="table-cell">
      <style:table-cell-properties fo:background-color="#dddddd" fo:padding="0.0382in" fo:border-left="none" fo:border-right="none" fo:border-top="none" fo:border-bottom="0.05pt solid #000000">
        <style:background-image/>
      </style:table-cell-properties>
    </style:style>
    <style:style style:name="Tabell7.C7" style:family="table-cell">
      <style:table-cell-properties fo:padding="0.0382in" fo:border-left="none" fo:border-right="none" fo:border-top="none" fo:border-bottom="0.05pt solid #000000"/>
    </style:style>
    <style:style style:name="Tabell8" style:family="table">
      <style:table-properties style:width="4in" fo:margin-left="1.1083in" table:align="left"/>
    </style:style>
    <style:style style:name="Tabell8.A" style:family="table-column">
      <style:table-column-properties style:column-width="2.2396in"/>
    </style:style>
    <style:style style:name="Tabell8.B" style:family="table-column">
      <style:table-column-properties style:column-width="1.7604in"/>
    </style:style>
    <style:style style:name="Tabell8.A1" style:family="table-cell">
      <style:table-cell-properties fo:padding="0.0382in" fo:border-left="none" fo:border-right="none" fo:border-top="0.05pt solid #000000" fo:border-bottom="0.05pt solid #000000"/>
    </style:style>
    <style:style style:name="Tabell8.A2" style:family="table-cell">
      <style:table-cell-properties fo:background-color="#eeeeee" fo:padding="0.0382in" fo:border="none">
        <style:background-image/>
      </style:table-cell-properties>
    </style:style>
    <style:style style:name="Tabell8.B2" style:family="table-cell">
      <style:table-cell-properties fo:background-color="#dddddd" fo:padding="0.0382in" fo:border="none">
        <style:background-image/>
      </style:table-cell-properties>
    </style:style>
    <style:style style:name="Tabell8.A3" style:family="table-cell">
      <style:table-cell-properties fo:background-color="#eeeeee" fo:padding="0.0382in" fo:border-left="none" fo:border-right="none" fo:border-top="none" fo:border-bottom="0.05pt solid #000000">
        <style:background-image/>
      </style:table-cell-properties>
    </style:style>
    <style:style style:name="Tabell8.B3" style:family="table-cell">
      <style:table-cell-properties fo:background-color="#dddddd" fo:padding="0.0382in" fo:border-left="none" fo:border-right="none" fo:border-top="none" fo:border-bottom="0.05pt solid #000000">
        <style:background-image/>
      </style:table-cell-properties>
    </style:style>
    <style:style style:name="Tabell9" style:family="table">
      <style:table-properties style:width="2.5521in" fo:margin-left="1.8792in" table:align="left"/>
    </style:style>
    <style:style style:name="Tabell9.A" style:family="table-column">
      <style:table-column-properties style:column-width="2.5521in"/>
    </style:style>
    <style:style style:name="Tabell9.A1" style:family="table-cell">
      <style:table-cell-properties fo:padding="0.0382in" fo:border-left="none" fo:border-right="none" fo:border-top="0.05pt solid #000000" fo:border-bottom="0.05pt solid #000000"/>
    </style:style>
    <style:style style:name="Tabell9.A2" style:family="table-cell">
      <style:table-cell-properties fo:background-color="#eeeeee" fo:padding="0.0382in" fo:border="none">
        <style:background-image/>
      </style:table-cell-properties>
    </style:style>
    <style:style style:name="Tabell9.A3" style:family="table-cell">
      <style:table-cell-properties fo:background-color="#eeeeee" fo:padding="0.0382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rmodynamik</text:p>
      <text:p text:style-name="P2"/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6">Energi</text:p>
          </table:table-cell>
          <table:table-cell table:style-name="Tabell1.A1" office:value-type="string">
            <text:p text:style-name="P4"/>
          </table:table-cell>
          <table:table-cell table:style-name="Tabell1.A1" office:value-type="string">
            <text:p text:style-name="P4"/>
          </table:table-cell>
        </table:table-row>
        <table:table-row>
          <table:table-cell table:style-name="Tabell1.A2" office:value-type="string">
            <text:p text:style-name="P11">Kinetisk energi:</text:p>
          </table:table-cell>
          <table:table-cell table:style-name="Tabell1.B2" office:value-type="string">
            <text:p text:style-name="P11">Värmemängd:</text:p>
          </table:table-cell>
          <table:table-cell table:style-name="Tabell1.A2" office:value-type="string">
            <text:p text:style-name="P11">Tillståndsändrings värmemängd:</text:p>
          </table:table-cell>
        </table:table-row>
        <table:table-row>
          <table:table-cell table:style-name="Tabell1.A3" office:value-type="string">
            <text:p text:style-name="P9"><draw:frame draw:style-name="fr1" draw:name="Objekt1" text:anchor-type="as-char" svg:y="-0.2555in" svg:width="0.9898in" svg:height="0.3937in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    </table:table-cell>
          <table:table-cell table:style-name="Tabell1.B3" office:value-type="string">
            <text:p text:style-name="P9"><draw:frame draw:style-name="fr1" draw:name="Objekt2" text:anchor-type="as-char" svg:y="-0.1283in" svg:width="1.7244in" svg:height="0.1882in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    </table:table-cell>
          <table:table-cell table:style-name="Tabell1.A3" office:value-type="string">
            <text:p text:style-name="P9"><draw:frame draw:style-name="fr1" draw:name="Objekt16" text:anchor-type="as-char" svg:y="-0.1283in" svg:width="0.8598in" svg:height="0.1882in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    </table:table-cell>
        </table:table-row>
      </table:table>
      <text:p text:style-name="P3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P6">Tryck</text:p>
          </table:table-cell>
          <table:table-cell table:style-name="Tabell2.A1" office:value-type="string">
            <text:p text:style-name="P4"/>
          </table:table-cell>
          <table:table-cell table:style-name="Tabell2.A1" office:value-type="string">
            <text:p text:style-name="P4"/>
          </table:table-cell>
        </table:table-row>
        <table:table-row>
          <table:table-cell table:style-name="Tabell2.A2" office:value-type="string">
            <text:p text:style-name="P10"/>
          </table:table-cell>
          <table:table-cell table:style-name="Tabell2.B2" office:value-type="string">
            <text:p text:style-name="P12">Partialtryck:</text:p>
          </table:table-cell>
          <table:table-cell table:style-name="Tabell2.A2" office:value-type="string">
            <text:p text:style-name="P4"/>
          </table:table-cell>
        </table:table-row>
        <table:table-row>
          <table:table-cell table:style-name="Tabell2.A2" office:value-type="string">
            <text:p text:style-name="P9"/>
          </table:table-cell>
          <table:table-cell table:style-name="Tabell2.B2" office:value-type="string">
            <text:p text:style-name="P9"><draw:frame draw:style-name="fr1" draw:name="Objekt50" text:anchor-type="as-char" svg:y="-0.2646in" svg:width="1.6772in" svg:height="0.3799in" draw:z-index="6"><draw:object xlink:href="./Object 4" xlink:type="simple" xlink:show="embed" xlink:actuate="onLoad"/><draw:image xlink:href="./ObjectReplacements/Object 4" xlink:type="simple" xlink:show="embed" xlink:actuate="onLoad"/><svg:desc>formel</svg:desc></draw:frame></text:p>
          </table:table-cell>
          <table:table-cell table:style-name="Tabell2.A2" office:value-type="string">
            <text:p text:style-name="P4"/>
          </table:table-cell>
        </table:table-row>
        <table:table-row>
          <table:table-cell table:style-name="Tabell2.B2" office:value-type="string">
            <text:p text:style-name="P12">höjdtryck:</text:p>
          </table:table-cell>
          <table:table-cell table:style-name="Tabell2.B4" office:value-type="string">
            <text:p text:style-name="P12">Tryck yta:</text:p>
          </table:table-cell>
          <table:table-cell table:style-name="Tabell2.B2" office:value-type="string">
            <text:p text:style-name="P12">Kinetisk tryck:</text:p>
          </table:table-cell>
        </table:table-row>
        <table:table-row>
          <table:table-cell table:style-name="Tabell2.B2" office:value-type="string">
            <text:p text:style-name="P9"><draw:frame draw:style-name="fr1" draw:name="Objekt13" text:anchor-type="as-char" svg:y="-0.1283in" svg:width="0.6799in" svg:height="0.1882in" draw:z-index="3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ell2.B4" office:value-type="string">
            <text:p text:style-name="P9"><draw:frame draw:style-name="fr1" draw:name="Objekt12" text:anchor-type="as-char" svg:y="-0.2362in" svg:width="0.3173in" svg:height="0.3929in" draw:z-index="4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ell2.B2" office:value-type="string">
            <text:p text:style-name="P5"><draw:frame draw:style-name="fr1" draw:name="Objekt3" text:anchor-type="as-char" svg:y="-0.2555in" svg:width="0.4299in" svg:height="0.3937in" draw:z-index="5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ell2.A6" office:value-type="string">
            <text:p text:style-name="P12">Intermolekylärt tryck enligt J.D Vander Waals:</text:p>
          </table:table-cell>
          <table:table-cell table:style-name="Tabell2.B2" office:value-type="string">
            <text:p text:style-name="P12">Överföring:</text:p>
          </table:table-cell>
          <table:table-cell table:style-name="Tabell2.A6" office:value-type="string">
            <text:p text:style-name="P12">Tillägsterm till totaltryck. Tillämpning av bernoullis ekvation:</text:p>
          </table:table-cell>
        </table:table-row>
        <table:table-row>
          <table:table-cell table:style-name="Tabell2.A7" office:value-type="string">
            <text:p text:style-name="P9"><draw:frame draw:style-name="fr1" draw:name="Objekt4" text:anchor-type="as-char" svg:y="-0.2555in" svg:width="0.4252in" svg:height="0.4311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ell2.B7" office:value-type="string">
            <text:p text:style-name="P9"><draw:frame draw:style-name="fr1" draw:name="Objekt5" text:anchor-type="as-char" svg:y="-0.1283in" svg:width="0.7626in" svg:height="0.1882in" draw:z-index="11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ell2.A7" office:value-type="string">
            <text:p text:style-name="P8"><draw:frame draw:style-name="fr1" draw:name="Objekt38" text:anchor-type="as-char" svg:y="-0.2555in" svg:width="1.411in" svg:height="0.4126in" draw:z-index="8"><draw:object xlink:href="./Object 10" xlink:type="simple" xlink:show="embed" xlink:actuate="onLoad"/><draw:image xlink:href="./ObjectReplacements/Object 10" xlink:type="simple" xlink:show="embed" xlink:actuate="onLoad"/></draw:frame></text:p>
            <text:p text:style-name="P8">f = friktionsfaktor</text:p>
          </table:table-cell>
        </table:table-row>
      </table:table>
      <text:p text:style-name="P3"/>
      <table:table table:name="Tabell3" table:style-name="Tabell3">
        <table:table-column table:style-name="Tabell3.A"/>
        <table:table-column table:style-name="Tabell3.B"/>
        <table:table-column table:style-name="Tabell3.C"/>
        <table:table-row>
          <table:table-cell table:style-name="Tabell3.A1" table:number-columns-spanned="3" office:value-type="string">
            <text:p text:style-name="P6">Temperatur / tryck förhållanden</text:p>
          </table:table-cell>
          <table:covered-table-cell/>
          <table:covered-table-cell/>
        </table:table-row>
        <table:table-row>
          <table:table-cell table:style-name="Tabell3.A2" office:value-type="string">
            <text:p text:style-name="P11">Tryck, volym och temperatur förhållande (gas):</text:p>
          </table:table-cell>
          <table:table-cell table:style-name="Tabell3.B2" office:value-type="string">
            <text:p text:style-name="P11">Densitet och temperaturtryck förhållande:</text:p>
          </table:table-cell>
          <table:table-cell table:style-name="Tabell3.A2" office:value-type="string">
            <text:p text:style-name="P11">Partikel densitet :</text:p>
          </table:table-cell>
        </table:table-row>
        <table:table-row>
          <table:table-cell table:style-name="Tabell3.A3" office:value-type="string">
            <text:p text:style-name="P9"><draw:frame draw:style-name="fr1" draw:name="Objekt46" text:anchor-type="as-char" svg:y="-0.2374in" svg:width="2.3154in" svg:height="0.3957in" draw:z-index="24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ell3.B3" office:value-type="string">
            <text:p text:style-name="P9"><draw:frame draw:style-name="fr1" draw:name="Objekt47" text:anchor-type="as-char" svg:y="-0.2374in" svg:width="1.0134in" svg:height="0.3957in" draw:z-index="9"><draw:object xlink:href="./Object 14" xlink:type="simple" xlink:show="embed" xlink:actuate="onLoad"/><draw:image xlink:href="./ObjectReplacements/Object 14" xlink:type="simple" xlink:show="embed" xlink:actuate="onLoad"/><svg:desc>formel</svg:desc></draw:frame></text:p>
          </table:table-cell>
          <table:table-cell table:style-name="Tabell3.A3" office:value-type="string">
            <text:p text:style-name="P9"><draw:frame draw:style-name="fr1" draw:name="Objekt48" text:anchor-type="as-char" svg:y="-0.2374in" svg:width="0.8661in" svg:height="0.3957in" draw:z-index="10"><draw:object xlink:href="./Object 15" xlink:type="simple" xlink:show="embed" xlink:actuate="onLoad"/><draw:image xlink:href="./ObjectReplacements/Object 15" xlink:type="simple" xlink:show="embed" xlink:actuate="onLoad"/><svg:desc>formel</svg:desc></draw:frame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4" table:style-name="Tabell4">
        <table:table-column table:style-name="Tabell4.A"/>
        <table:table-column table:style-name="Tabell4.B"/>
        <text:soft-page-break/>
        <table:table-row>
          <table:table-cell table:style-name="Tabell4.A1" office:value-type="string">
            <text:p text:style-name="P6">Molekyl / massa förhållande</text:p>
          </table:table-cell>
          <table:table-cell table:style-name="Tabell4.A1" office:value-type="string">
            <text:p text:style-name="P4"/>
          </table:table-cell>
        </table:table-row>
        <table:table-row>
          <table:table-cell table:style-name="Tabell4.A2" office:value-type="string">
            <text:p text:style-name="P11">Substansmängd:</text:p>
          </table:table-cell>
          <table:table-cell table:style-name="Tabell4.B2" office:value-type="string">
            <text:p text:style-name="P11">Molekyls massa i kilo:</text:p>
          </table:table-cell>
        </table:table-row>
        <table:table-row>
          <table:table-cell table:style-name="Tabell4.A3" office:value-type="string">
            <text:p text:style-name="P9"><draw:frame draw:style-name="fr1" draw:name="Objekt44" text:anchor-type="as-char" svg:y="-0.2374in" svg:width="0.6909in" svg:height="0.3957in" draw:z-index="12"><draw:object xlink:href="./Object 16" xlink:type="simple" xlink:show="embed" xlink:actuate="onLoad"/><draw:image xlink:href="./ObjectReplacements/Object 16" xlink:type="simple" xlink:show="embed" xlink:actuate="onLoad"/><svg:desc>formel</svg:desc></draw:frame></text:p>
          </table:table-cell>
          <table:table-cell table:style-name="Tabell4.B3" office:value-type="string">
            <text:p text:style-name="P9"><draw:frame draw:style-name="fr1" draw:name="Objekt45" text:anchor-type="as-char" svg:y="-0.2374in" svg:width="0.6972in" svg:height="0.3945in" draw:z-index="13"><draw:object xlink:href="./Object 17" xlink:type="simple" xlink:show="embed" xlink:actuate="onLoad"/><draw:image xlink:href="./ObjectReplacements/Object 17" xlink:type="simple" xlink:show="embed" xlink:actuate="onLoad"/><svg:desc>formel</svg:desc></draw:frame></text:p>
          </table:table-cell>
        </table:table-row>
      </table:table>
      <text:p text:style-name="P3"/>
      <table:table table:name="Tabell5" table:style-name="Tabell5">
        <table:table-column table:style-name="Tabell5.A"/>
        <table:table-column table:style-name="Tabell5.B"/>
        <table:table-row>
          <table:table-cell table:style-name="Tabell5.A1" office:value-type="string">
            <text:p text:style-name="P6">Flöden</text:p>
          </table:table-cell>
          <table:table-cell table:style-name="Tabell5.A1" office:value-type="string">
            <text:p text:style-name="P4"/>
          </table:table-cell>
        </table:table-row>
        <table:table-row>
          <table:table-cell table:style-name="Tabell5.A2" table:number-columns-spanned="2" office:value-type="string">
            <text:p text:style-name="P12">Flödeslikhet:</text:p>
          </table:table-cell>
          <table:covered-table-cell/>
        </table:table-row>
        <table:table-row>
          <table:table-cell table:style-name="Tabell5.A2" table:number-columns-spanned="2" office:value-type="string">
            <text:p text:style-name="P9"><draw:frame draw:style-name="fr1" draw:name="Objekt22" text:anchor-type="as-char" svg:y="-0.1728in" svg:width="0.8598in" svg:height="0.2437in" draw:z-index="25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covered-table-cell/>
        </table:table-row>
        <table:table-row>
          <table:table-cell table:style-name="Tabell5.A4" office:value-type="string">
            <text:p text:style-name="P12">Flödesdefinition:</text:p>
          </table:table-cell>
          <table:table-cell table:style-name="Tabell5.B4" office:value-type="string">
            <text:p text:style-name="P12">Földesändring:</text:p>
          </table:table-cell>
        </table:table-row>
        <table:table-row>
          <table:table-cell table:style-name="Tabell5.A4" office:value-type="string">
            <text:p text:style-name="P9"><draw:frame draw:style-name="fr1" draw:name="Objekt23" text:anchor-type="as-char" svg:y="-0.1283in" svg:width="1.1402in" svg:height="0.1882in" draw:z-index="26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ell5.B4" office:value-type="string">
            <text:p text:style-name="P9"><draw:frame draw:style-name="fr1" draw:name="Objekt24" text:anchor-type="as-char" svg:y="-0.2374in" svg:width="1.1783in" svg:height="0.3957in" draw:z-index="27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ell5.A2" office:value-type="string">
            <text:p text:style-name="P12">Flöde i rör med viskositet:</text:p>
          </table:table-cell>
          <table:table-cell table:style-name="Tabell5.A4" office:value-type="string">
            <text:p text:style-name="P12">Utflödestryck ur tankbotten:</text:p>
          </table:table-cell>
        </table:table-row>
        <table:table-row>
          <table:table-cell table:style-name="Tabell5.A7" office:value-type="string">
            <text:p text:style-name="P9"><draw:frame draw:style-name="fr1" draw:name="Objekt37" text:anchor-type="as-char" svg:y="-0.2374in" svg:width="1.922in" svg:height="0.3957in" draw:z-index="2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ell5.B7" office:value-type="string">
            <text:p text:style-name="P9"><draw:frame draw:style-name="fr1" draw:name="Objekt27" text:anchor-type="as-char" svg:y="-0.2083in" svg:width="1.7654in" svg:height="0.3752in" draw:z-index="29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</table:table>
      <text:p text:style-name="P3"/>
      <text:p text:style-name="P3"/>
      <table:table table:name="Tabell6" table:style-name="Tabell6">
        <table:table-column table:style-name="Tabell6.A"/>
        <table:table-row>
          <table:table-cell table:style-name="Tabell6.A1" office:value-type="string">
            <text:p text:style-name="P4">Turbulens</text:p>
          </table:table-cell>
        </table:table-row>
        <table:table-row>
          <table:table-cell table:style-name="Tabell6.A2" office:value-type="string">
            <text:p text:style-name="P10">Reynolds tal. Om över 2000 = turbulent</text:p>
          </table:table-cell>
        </table:table-row>
        <table:table-row>
          <table:table-cell table:style-name="Tabell6.A3" office:value-type="string">
            <text:p text:style-name="P8"><draw:frame draw:style-name="fr1" draw:name="Objekt29" text:anchor-type="as-char" svg:y="-0.2362in" svg:width="0.9547in" svg:height="0.3362in" draw:z-index="14"><draw:object xlink:href="./Object 20" xlink:type="simple" xlink:show="embed" xlink:actuate="onLoad"/><draw:image xlink:href="./ObjectReplacements/Object 20" xlink:type="simple" xlink:show="embed" xlink:actuate="onLoad"/><svg:desc>formel</svg:desc></draw:frame></text:p>
          </table:table-cell>
        </table:table-row>
      </table:table>
      <text:p text:style-name="P3"/>
      <table:table table:name="Tabell7" table:style-name="Tabell7">
        <table:table-column table:style-name="Tabell7.A" table:number-columns-repeated="3"/>
        <table:table-row>
          <table:table-cell table:style-name="Tabell7.A1" office:value-type="string">
            <text:p text:style-name="P4">Krafter</text:p>
          </table:table-cell>
          <table:table-cell table:style-name="Tabell7.A1" office:value-type="string">
            <text:p text:style-name="P4"/>
          </table:table-cell>
          <table:table-cell table:style-name="Tabell7.A1" office:value-type="string">
            <text:p text:style-name="P4"/>
          </table:table-cell>
        </table:table-row>
        <table:table-row>
          <table:table-cell table:style-name="Tabell7.A2" office:value-type="string">
            <text:p text:style-name="P4"/>
          </table:table-cell>
          <table:table-cell table:style-name="Tabell7.B2" office:value-type="string">
            <text:p text:style-name="P10">Friktion, lyft och tyngdkraften på en molekyl :</text:p>
          </table:table-cell>
          <table:table-cell table:style-name="Tabell7.A2" office:value-type="string">
            <text:p text:style-name="P7"/>
          </table:table-cell>
        </table:table-row>
        <table:table-row>
          <table:table-cell table:style-name="Tabell7.A2" office:value-type="string">
            <text:p text:style-name="P4"/>
          </table:table-cell>
          <table:table-cell table:style-name="Tabell7.B2" office:value-type="string">
            <text:p text:style-name="P8"><draw:frame draw:style-name="fr1" draw:name="Objekt35" text:anchor-type="as-char" svg:y="-0.1807in" svg:width="1.6154in" svg:height="0.261in" draw:z-index="15"><draw:object xlink:href="./Object 21" xlink:type="simple" xlink:show="embed" xlink:actuate="onLoad"/><draw:image xlink:href="./ObjectReplacements/Object 21" xlink:type="simple" xlink:show="embed" xlink:actuate="onLoad"/><svg:desc>formel</svg:desc></draw:frame></text:p>
          </table:table-cell>
          <table:table-cell table:style-name="Tabell7.A2" office:value-type="string">
            <text:p text:style-name="P4"/>
          </table:table-cell>
        </table:table-row>
        <table:table-row>
          <table:table-cell table:style-name="Tabell7.B2" office:value-type="string">
            <text:p text:style-name="P10">Viskocitetskraft:</text:p>
          </table:table-cell>
          <table:table-cell table:style-name="Tabell7.B4" office:value-type="string">
            <text:p text:style-name="P10">Viskocitetskraft djup:</text:p>
          </table:table-cell>
          <table:table-cell table:style-name="Tabell7.B2" office:value-type="string">
            <text:p text:style-name="P10">Stokes lag:</text:p>
          </table:table-cell>
        </table:table-row>
        <table:table-row>
          <table:table-cell table:style-name="Tabell7.B2" office:value-type="string">
            <text:p text:style-name="P8"><draw:frame draw:style-name="fr1" draw:name="Objekt33" text:anchor-type="as-char" svg:y="-0.2374in" svg:width="1.3602in" svg:height="0.3953in" draw:z-index="16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ell7.B4" office:value-type="string">
            <text:p text:style-name="P8"><draw:frame draw:style-name="fr1" draw:name="Objekt34" text:anchor-type="as-char" svg:y="-0.1283in" svg:width="1.6118in" svg:height="0.1882in" draw:z-index="17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ell7.B2" office:value-type="string">
            <text:p text:style-name="P8"><draw:frame draw:style-name="fr1" draw:name="Objekt36" text:anchor-type="as-char" svg:y="-0.1283in" svg:width="1.548in" svg:height="0.1882in" draw:z-index="18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ell7.A6" office:value-type="string">
            <text:p text:style-name="P10">Ytspänningskraft på nått ringformat:</text:p>
          </table:table-cell>
          <table:table-cell table:style-name="Tabell7.B2" office:value-type="string">
            <text:p text:style-name="P10">Kapilärkraft:</text:p>
          </table:table-cell>
          <table:table-cell table:style-name="Tabell7.A2" office:value-type="string">
            <text:p text:style-name="P8"/>
          </table:table-cell>
        </table:table-row>
        <table:table-row>
          <table:table-cell table:style-name="Tabell7.A7" office:value-type="string">
            <text:p text:style-name="P8"><draw:frame draw:style-name="fr1" draw:name="Objekt40" text:anchor-type="as-char" svg:y="-0.1283in" svg:width="0.9953in" svg:height="0.1882in" draw:z-index="19"><draw:object xlink:href="./Object 25" xlink:type="simple" xlink:show="embed" xlink:actuate="onLoad"/><draw:image xlink:href="./ObjectReplacements/Object 25" xlink:type="simple" xlink:show="embed" xlink:actuate="onLoad"/><svg:desc>formel</svg:desc></draw:frame></text:p>
          </table:table-cell>
          <table:table-cell table:style-name="Tabell7.B7" office:value-type="string">
            <text:p text:style-name="P8"><draw:frame draw:style-name="fr1" draw:name="Objekt41" text:anchor-type="as-char" svg:y="-0.2374in" svg:width="1.6043in" svg:height="0.3953in" draw:z-index="20"><draw:object xlink:href="./Object 26" xlink:type="simple" xlink:show="embed" xlink:actuate="onLoad"/><draw:image xlink:href="./ObjectReplacements/Object 26" xlink:type="simple" xlink:show="embed" xlink:actuate="onLoad"/><svg:desc>formel</svg:desc></draw:frame></text:p>
          </table:table-cell>
          <table:table-cell table:style-name="Tabell7.C7" office:value-type="string">
            <text:p text:style-name="P8"/>
          </table:table-cell>
        </table:table-row>
      </table:table>
      <text:p text:style-name="P3"/>
      <text:p text:style-name="P3"/>
      <table:table table:name="Tabell8" table:style-name="Tabell8">
        <table:table-column table:style-name="Tabell8.A"/>
        <table:table-column table:style-name="Tabell8.B"/>
        <text:soft-page-break/>
        <table:table-row>
          <table:table-cell table:style-name="Tabell8.A1" office:value-type="string">
            <text:p text:style-name="P7">Längd och volym förhållanden</text:p>
          </table:table-cell>
          <table:table-cell table:style-name="Tabell8.A1" office:value-type="string">
            <text:p text:style-name="P7"/>
          </table:table-cell>
        </table:table-row>
        <table:table-row>
          <table:table-cell table:style-name="Tabell8.A2" office:value-type="string">
            <text:p text:style-name="P10">Längdändring:</text:p>
          </table:table-cell>
          <table:table-cell table:style-name="Tabell8.B2" office:value-type="string">
            <text:p text:style-name="P10">Volymändring:</text:p>
          </table:table-cell>
        </table:table-row>
        <table:table-row>
          <table:table-cell table:style-name="Tabell8.A3" office:value-type="string">
            <text:p text:style-name="P10"><draw:frame draw:style-name="fr1" draw:name="Objekt42" text:anchor-type="as-char" svg:y="-0.2366in" svg:width="1.0516in" svg:height="0.3937in" draw:z-index="21"><draw:object xlink:href="./Object 27" xlink:type="simple" xlink:show="embed" xlink:actuate="onLoad"/><draw:image xlink:href="./ObjectReplacements/Object 27" xlink:type="simple" xlink:show="embed" xlink:actuate="onLoad"/><svg:desc>formel</svg:desc></draw:frame></text:p>
          </table:table-cell>
          <table:table-cell table:style-name="Tabell8.B3" office:value-type="string">
            <text:p text:style-name="P10"><draw:frame draw:style-name="fr1" draw:name="Objekt43" text:anchor-type="as-char" svg:y="-0.2374in" svg:width="1.3154in" svg:height="0.3957in" draw:z-index="22"><draw:object xlink:href="./Object 28" xlink:type="simple" xlink:show="embed" xlink:actuate="onLoad"/><draw:image xlink:href="./ObjectReplacements/Object 28" xlink:type="simple" xlink:show="embed" xlink:actuate="onLoad"/><svg:desc>formel</svg:desc></draw:frame></text:p>
          </table:table-cell>
        </table:table-row>
      </table:table>
      <text:p text:style-name="P3"/>
      <table:table table:name="Tabell9" table:style-name="Tabell9">
        <table:table-column table:style-name="Tabell9.A"/>
        <table:table-row>
          <table:table-cell table:style-name="Tabell9.A1" office:value-type="string">
            <text:p text:style-name="P4">Konstanter</text:p>
          </table:table-cell>
        </table:table-row>
        <table:table-row>
          <table:table-cell table:style-name="Tabell9.A2" office:value-type="string">
            <text:p text:style-name="P10">Boltzmanskonstant:</text:p>
          </table:table-cell>
        </table:table-row>
        <table:table-row>
          <table:table-cell table:style-name="Tabell9.A3" office:value-type="string">
            <text:p text:style-name="P8"><draw:frame draw:style-name="fr1" draw:name="Objekt49" text:anchor-type="as-char" svg:y="-0.2252in" svg:width="1.9583in" svg:height="0.3701in" draw:z-index="23"><draw:object xlink:href="./Object 29" xlink:type="simple" xlink:show="embed" xlink:actuate="onLoad"/><draw:image xlink:href="./ObjectReplacements/Object 29" xlink:type="simple" xlink:show="embed" xlink:actuate="onLoad"/><svg:desc>formel</svg:desc></draw:frame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0T14:06:28</meta:creation-date>
    <dc:date>2015-02-07T20:32:11.677459937</dc:date>
    <meta:editing-duration>PT3H18S</meta:editing-duration>
    <meta:editing-cycles>8</meta:editing-cycles>
    <meta:generator>LibreOffice/4.1.3.2$Linux_x86 LibreOffice_project/410m0$Build-2</meta:generator>
    <meta:document-statistic meta:table-count="9" meta:image-count="0" meta:object-count="30" meta:page-count="3" meta:paragraph-count="71" meta:word-count="104" meta:character-count="855" meta:non-whitespace-character-count="792"/>
  </office:meta>
</office:document-meta>
</file>

<file path=Object 1/content.xml><?xml version="1.0" encoding="utf-8"?>
<math xmlns="http://www.w3.org/1998/Math/MathML">
  <semantics>
    <mrow>
      <msub>
        <mi>E</mi>
        <mrow>
          <mi>K</mi>
        </mrow>
      </msub>
      <mrow>
        <mi/>
        <mo stretchy="false">=</mo>
        <mi/>
      </mrow>
      <mfrac>
        <mrow>
          <mrow>
            <msub>
              <mi>m</mi>
              <mrow>
                <mo stretchy="false">(</mo>
                <mrow>
                  <mo stretchy="false">Є</mo>
                </mrow>
                <mo stretchy="false">)</mo>
              </mrow>
            </msub>
            <mo stretchy="false">⋅</mo>
            <msubsup>
              <mi>v</mi>
              <mrow>
                <mo stretchy="false">(</mo>
                <mrow>
                  <mi>V</mi>
                </mrow>
                <mo stretchy="false">)</mo>
              </mrow>
              <mn>2</mn>
            </msubsup>
          </mrow>
        </mrow>
        <mrow>
          <mn>2</mn>
        </mrow>
      </mfrac>
    </mrow>
    <annotation encoding="StarMath 5.0">E_{K} ~=~ {m_(%Ux0404) cdot v_(V)^2}over{2}</annotation>
  </semantics>
</math>
</file>

<file path=Object 10/content.xml><?xml version="1.0" encoding="utf-8"?>
<math xmlns="http://www.w3.org/1998/Math/MathML">
  <semantics>
    <mrow>
      <mi>C</mi>
      <mrow>
        <mi/>
        <mo stretchy="false">=</mo>
        <mi/>
      </mrow>
      <mrow>
        <msub>
          <mn>2f</mn>
          <mrow>
            <mo stretchy="false">(</mo>
            <mrow>
              <mi>K</mi>
            </mrow>
            <mo stretchy="false">)</mo>
          </mrow>
        </msub>
        <mo stretchy="false">⋅</mo>
        <mi/>
      </mrow>
      <mrow>
        <mfrac>
          <mrow>
            <msub>
              <mi>l</mi>
              <mrow>
                <mo stretchy="false">(</mo>
                <mrow>
                  <mo stretchy="false">Γ</mo>
                </mrow>
                <mo stretchy="false">)</mo>
              </mrow>
            </msub>
          </mrow>
          <mrow>
            <msub>
              <mi>r</mi>
              <mrow>
                <mo stretchy="false">(</mo>
                <mrow>
                  <mo stretchy="false">Γ</mo>
                </mrow>
                <mo stretchy="false">)</mo>
              </mrow>
            </msub>
          </mrow>
        </mfrac>
        <mo stretchy="false">⋅</mo>
        <mi/>
      </mrow>
      <mfrac>
        <mrow>
          <msub>
            <mo stretchy="false">ρ</mo>
            <mi>m</mi>
          </msub>
          <msubsup>
            <mi>v</mi>
            <mrow>
              <mo stretchy="false">(</mo>
              <mrow>
                <mi>V</mi>
              </mrow>
              <mo stretchy="false">)</mo>
            </mrow>
            <mn>2</mn>
          </msubsup>
        </mrow>
        <mrow>
          <mn>2</mn>
        </mrow>
      </mfrac>
    </mrow>
    <annotation encoding="StarMath 5.0">C ~=~ 2f_(K) cdot `{l_(%GAMMA)}over{r_(%GAMMA)} cdot `{%rho_m v_(V)^2}over{2}</annotation>
  </semantics>
</math>
</file>

<file path=Object 11/content.xml><?xml version="1.0" encoding="utf-8"?>
<math xmlns="http://www.w3.org/1998/Math/MathML">
  <semantics>
    <mrow>
      <msub>
        <mo stretchy="false">Φ</mo>
        <mi>m</mi>
      </msub>
      <mrow>
        <mi/>
        <mo stretchy="false">=</mo>
        <mi/>
      </mrow>
      <mrow>
        <mrow>
          <msub>
            <mo stretchy="false">ρ</mo>
            <mi>m</mi>
          </msub>
          <mo stretchy="false">⋅</mo>
          <msub>
            <mi>A</mi>
            <mrow>
              <mo stretchy="false">(</mo>
              <mrow>
                <mo stretchy="false">Γ</mo>
              </mrow>
              <mo stretchy="false">)</mo>
            </mrow>
          </msub>
        </mrow>
        <mo stretchy="false">⋅</mo>
        <msub>
          <mi>v</mi>
          <mrow>
            <mo stretchy="false">(</mo>
            <mrow>
              <mi>V</mi>
            </mrow>
            <mo stretchy="false">)</mo>
          </mrow>
        </msub>
      </mrow>
    </mrow>
    <annotation encoding="StarMath 5.0">%PHI_m ~=~ %rho_m cdot A_(%GAMMA) cdot v_(V)</annotation>
  </semantics>
</math>
</file>

<file path=Object 12/content.xml><?xml version="1.0" encoding="utf-8"?>
<math xmlns="http://www.w3.org/1998/Math/MathML">
  <semantics>
    <mrow>
      <msub>
        <mi>v</mi>
        <mrow>
          <mn>2</mn>
          <mrow>
            <mo stretchy="false">(</mo>
            <mrow>
              <mi>V</mi>
            </mrow>
            <mo stretchy="false">)</mo>
          </mrow>
        </mrow>
      </msub>
      <mrow>
        <mi/>
        <mo stretchy="false">=</mo>
        <mi/>
      </mrow>
      <mrow>
        <msub>
          <mi>v</mi>
          <mrow>
            <mn>1</mn>
            <mrow>
              <mo stretchy="false">(</mo>
              <mrow>
                <mi>V</mi>
              </mrow>
              <mo stretchy="false">)</mo>
            </mrow>
          </mrow>
        </msub>
        <mo stretchy="false">⋅</mo>
        <mi/>
      </mrow>
      <mfrac>
        <mrow>
          <msub>
            <mi>A</mi>
            <mrow>
              <mn>1</mn>
              <mrow>
                <mo stretchy="false">(</mo>
                <mrow>
                  <mo stretchy="false">Γ</mo>
                </mrow>
                <mo stretchy="false">)</mo>
              </mrow>
            </mrow>
          </msub>
        </mrow>
        <mrow>
          <msub>
            <mi>A</mi>
            <mrow>
              <mn>2</mn>
              <mrow>
                <mo stretchy="false">(</mo>
                <mrow>
                  <mo stretchy="false">Γ</mo>
                </mrow>
                <mo stretchy="false">)</mo>
              </mrow>
            </mrow>
          </msub>
        </mrow>
      </mfrac>
    </mrow>
    <annotation encoding="StarMath 5.0">v_{2(V)} ~=~ v_{1(V)} cdot `{A_{1(%GAMMA)}}over{A_{2(%GAMMA)}}</annotation>
  </semantics>
</math>
</file>

<file path=Object 13/content.xml><?xml version="1.0" encoding="utf-8"?>
<math xmlns="http://www.w3.org/1998/Math/MathML">
  <semantics>
    <mrow>
      <mfrac>
        <msub>
          <mi>T</mi>
          <mrow>
            <mo stretchy="false">(</mo>
            <mrow>
              <mo stretchy="false">Є</mo>
            </mrow>
            <mo stretchy="false">)</mo>
          </mrow>
        </msub>
        <msub>
          <mi>P</mi>
          <mrow>
            <mo stretchy="false">(</mo>
            <mrow>
              <mo stretchy="false">Є</mo>
            </mrow>
            <mo stretchy="false">)</mo>
          </mrow>
        </msub>
      </mfrac>
      <mrow>
        <mi/>
        <mo stretchy="false">=</mo>
        <mi/>
      </mrow>
      <mfrac>
        <msub>
          <mi>V</mi>
          <mrow>
            <mo stretchy="false">(</mo>
            <mrow>
              <mi>C</mi>
            </mrow>
            <mo stretchy="false">)</mo>
          </mrow>
        </msub>
        <mrow>
          <mrow>
            <mi>n</mi>
            <mo stretchy="false">⋅</mo>
            <msub>
              <mi>K</mi>
              <mi>R</mi>
            </msub>
          </mrow>
        </mrow>
      </mfrac>
      <mi/>
      <mi>,</mi>
      <mi/>
      <mrow>
        <msub>
          <mi>P</mi>
          <mrow>
            <mo stretchy="false">(</mo>
            <mrow>
              <mo stretchy="false">Є</mo>
            </mrow>
            <mo stretchy="false">)</mo>
          </mrow>
        </msub>
        <mo stretchy="false">⋅</mo>
        <msub>
          <mi>V</mi>
          <mrow>
            <mo stretchy="false">(</mo>
            <mrow>
              <mi>C</mi>
            </mrow>
            <mo stretchy="false">)</mo>
          </mrow>
        </msub>
      </mrow>
      <mrow>
        <mi/>
        <mo stretchy="false">=</mo>
        <mi/>
      </mrow>
      <mrow>
        <mi>n</mi>
        <mo stretchy="false">⋅</mo>
        <msub>
          <mi>K</mi>
          <mi>R</mi>
        </msub>
      </mrow>
      <msub>
        <mi>T</mi>
        <mrow>
          <mo stretchy="false">(</mo>
          <mrow>
            <mo stretchy="false">Є</mo>
          </mrow>
          <mo stretchy="false">)</mo>
        </mrow>
      </msub>
    </mrow>
    <annotation encoding="StarMath 5.0">T_(%Ux0404) over P_(%Ux0404)  ~=~ V_(C) over {n cdot K_R} `,~ P_(%Ux0404) cdot V_(C) ~=~ n cdot K_R T_(%Ux0404) </annotation>
  </semantics>
</math>
</file>

<file path=Object 14/content.xml><?xml version="1.0" encoding="utf-8"?>
<math xmlns="http://www.w3.org/1998/Math/MathML">
  <semantics>
    <mrow>
      <msub>
        <mo stretchy="false">ρ</mo>
        <mi>m</mi>
      </msub>
      <mrow>
        <mi/>
        <mo stretchy="false">=</mo>
        <mi/>
      </mrow>
      <mfrac>
        <mrow>
          <mrow>
            <msub>
              <mi>P</mi>
              <mrow>
                <mo stretchy="false">(</mo>
                <mrow>
                  <mo stretchy="false">Є</mo>
                </mrow>
                <mo stretchy="false">)</mo>
              </mrow>
            </msub>
            <mo stretchy="false">⋅</mo>
            <msub>
              <mi>M</mi>
              <mrow>
                <mo stretchy="false">(</mo>
                <mrow>
                  <mo stretchy="false">Є</mo>
                </mrow>
                <mo stretchy="false">)</mo>
              </mrow>
            </msub>
          </mrow>
        </mrow>
        <mrow>
          <mrow>
            <msub>
              <mi>K</mi>
              <mi>R</mi>
            </msub>
            <mo stretchy="false">⋅</mo>
            <msub>
              <mi>T</mi>
              <mrow>
                <mo stretchy="false">(</mo>
                <mrow>
                  <mo stretchy="false">Є</mo>
                </mrow>
                <mo stretchy="false">)</mo>
              </mrow>
            </msub>
          </mrow>
        </mrow>
      </mfrac>
    </mrow>
    <annotation encoding="StarMath 5.0">%rho_m ~=~ {P_(%Ux0404) cdot M_(%Ux0404)}over{K_R cdot T_(%Ux0404)}</annotation>
  </semantics>
</math>
</file>

<file path=Object 15/content.xml><?xml version="1.0" encoding="utf-8"?>
<math xmlns="http://www.w3.org/1998/Math/MathML">
  <semantics>
    <mrow>
      <msub>
        <mo stretchy="false">ρ</mo>
        <mi>n</mi>
      </msub>
      <mrow>
        <mi/>
        <mo stretchy="false">=</mo>
        <mi/>
      </mrow>
      <mfrac>
        <mrow>
          <msub>
            <mi>P</mi>
            <mrow>
              <mo stretchy="false">(</mo>
              <mrow>
                <mo stretchy="false">Є</mo>
              </mrow>
              <mo stretchy="false">)</mo>
            </mrow>
          </msub>
        </mrow>
        <mrow>
          <msub>
            <mi>K</mi>
            <mi>k</mi>
          </msub>
          <msub>
            <mi>T</mi>
            <mrow>
              <mo stretchy="false">(</mo>
              <mrow>
                <mo stretchy="false">Є</mo>
              </mrow>
              <mo stretchy="false">)</mo>
            </mrow>
          </msub>
        </mrow>
      </mfrac>
    </mrow>
    <annotation encoding="StarMath 5.0">%rho_n ~=~ {P_(%Ux0404)}over{K_k T_(%Ux0404)}</annotation>
  </semantics>
</math>
</file>

<file path=Object 16/content.xml><?xml version="1.0" encoding="utf-8"?>
<math xmlns="http://www.w3.org/1998/Math/MathML">
  <semantics>
    <mrow>
      <mi>n</mi>
      <mrow>
        <mi/>
        <mo stretchy="false">=</mo>
        <mi/>
      </mrow>
      <mfrac>
        <mrow>
          <msub>
            <mi>m</mi>
            <mrow>
              <mo stretchy="false">(</mo>
              <mrow>
                <mo stretchy="false">Є</mo>
              </mrow>
              <mo stretchy="false">)</mo>
            </mrow>
          </msub>
        </mrow>
        <mrow>
          <msub>
            <mi>M</mi>
            <mrow>
              <mo stretchy="false">(</mo>
              <mrow>
                <mo stretchy="false">Є</mo>
              </mrow>
              <mo stretchy="false">)</mo>
            </mrow>
          </msub>
        </mrow>
      </mfrac>
    </mrow>
    <annotation encoding="StarMath 5.0">n ~=~ {m_(%Ux0404)}over{M_(%Ux0404)}</annotation>
  </semantics>
</math>
</file>

<file path=Object 17/content.xml><?xml version="1.0" encoding="utf-8"?>
<math xmlns="http://www.w3.org/1998/Math/MathML">
  <semantics>
    <mrow>
      <mo stretchy="false">μ</mo>
      <mrow>
        <mi/>
        <mo stretchy="false">=</mo>
        <mi/>
      </mrow>
      <mfrac>
        <msub>
          <mi>M</mi>
          <mrow>
            <mo stretchy="false">(</mo>
            <mrow>
              <mo stretchy="false">Є</mo>
            </mrow>
            <mo stretchy="false">)</mo>
          </mrow>
        </msub>
        <msub>
          <mi>K</mi>
          <mi mathvariant="italic">Na</mi>
        </msub>
      </mfrac>
    </mrow>
    <annotation encoding="StarMath 5.0">%mu ~=~ M_(%Ux0404) over K_Na</annotation>
  </semantics>
</math>
</file>

<file path=Object 18/content.xml><?xml version="1.0" encoding="utf-8"?>
<math xmlns="http://www.w3.org/1998/Math/MathML">
  <semantics>
    <mtable>
      <mtr>
        <mtd>
          <mrow>
            <msub>
              <mi>v</mi>
              <mrow>
                <mo stretchy="false">(</mo>
                <mrow>
                  <mi>V</mi>
                </mrow>
                <mo stretchy="false">)</mo>
              </mrow>
            </msub>
            <mrow>
              <mi/>
              <mo stretchy="false">=</mo>
              <mi/>
            </mrow>
            <mrow>
              <mi>K</mi>
              <mo stretchy="false">⋅</mo>
              <msqrt>
                <mrow>
                  <mn>2</mn>
                  <msub>
                    <mi>g</mi>
                    <mrow>
                      <mo stretchy="false">(</mo>
                      <mrow>
                        <mi>V</mi>
                      </mrow>
                      <mo stretchy="false">)</mo>
                    </mrow>
                  </msub>
                  <msub>
                    <mi>h</mi>
                    <mrow>
                      <mo stretchy="false">(</mo>
                      <mrow>
                        <mo stretchy="false">Γ</mo>
                      </mrow>
                      <mo stretchy="false">)</mo>
                    </mrow>
                  </msub>
                </mrow>
              </msqrt>
            </mrow>
          </mrow>
        </mtd>
      </mtr>
      <mtr>
        <mtd>
          <mrow>
            <mi>K</mi>
            <mrow>
              <mi/>
              <mo stretchy="false">=</mo>
              <mi/>
            </mrow>
            <mi mathvariant="italic">virvelbildningskonstant</mi>
          </mrow>
        </mtd>
      </mtr>
    </mtable>
    <annotation encoding="StarMath 5.0">v_(V) ~=~ K cdot sqrt{2 g_(V) h_(%GAMMA)} newline
K ~=~ virvelbildningskonstant </annotation>
  </semantics>
</math>
</file>

<file path=Object 19/content.xml><?xml version="1.0" encoding="utf-8"?>
<math xmlns="http://www.w3.org/1998/Math/MathML">
  <semantics>
    <mrow>
      <msub>
        <mo stretchy="false">Φ</mo>
        <mi>V</mi>
      </msub>
      <mrow>
        <mi/>
        <mo stretchy="false">=</mo>
        <mi/>
      </mrow>
      <mfrac>
        <mrow>
          <mo stretchy="false">π</mo>
        </mrow>
        <mrow>
          <mrow>
            <mn>8</mn>
            <mo stretchy="false">⋅</mo>
            <msub>
              <mo stretchy="false">η</mo>
              <mrow>
                <mo stretchy="false">(</mo>
                <mrow>
                  <mi>M</mi>
                </mrow>
                <mo stretchy="false">)</mo>
              </mrow>
            </msub>
          </mrow>
        </mrow>
      </mfrac>
      <mrow>
        <mi/>
        <mo stretchy="false">⋅</mo>
        <mi/>
      </mrow>
      <mfrac>
        <mrow>
          <mrow>
            <msub>
              <mi>P</mi>
              <mrow>
                <mn>1</mn>
                <mrow>
                  <mo stretchy="false">(</mo>
                  <mrow>
                    <mo stretchy="false">Є</mo>
                  </mrow>
                  <mo stretchy="false">)</mo>
                </mrow>
              </mrow>
            </msub>
            <mo stretchy="false">−</mo>
            <msub>
              <mi>P</mi>
              <mrow>
                <mn>2</mn>
                <mrow>
                  <mo stretchy="false">(</mo>
                  <mrow>
                    <mo stretchy="false">Є</mo>
                  </mrow>
                  <mo stretchy="false">)</mo>
                </mrow>
              </mrow>
            </msub>
          </mrow>
        </mrow>
        <mrow>
          <msub>
            <mi>l</mi>
            <mrow>
              <mo stretchy="false">(</mo>
              <mrow>
                <mo stretchy="false">Γ</mo>
              </mrow>
              <mo stretchy="false">)</mo>
            </mrow>
          </msub>
        </mrow>
      </mfrac>
      <mrow>
        <mi/>
        <mo stretchy="false">⋅</mo>
        <mi/>
      </mrow>
      <msubsup>
        <mi>r</mi>
        <mrow>
          <mo stretchy="false">(</mo>
          <mrow>
            <mo stretchy="false">Γ</mo>
          </mrow>
          <mo stretchy="false">)</mo>
        </mrow>
        <mn>4</mn>
      </msubsup>
    </mrow>
    <annotation encoding="StarMath 5.0">%PHI_V ~=~ {%pi}over{8 cdot %eta_(M)}` cdot `{P_{1(%Ux0404)} - P_{2(%Ux0404)}}over{l_(%GAMMA)} `cdot` r_(%GAMMA)^4</annotation>
  </semantics>
</math>
</file>

<file path=Object 2/content.xml><?xml version="1.0" encoding="utf-8"?>
<math xmlns="http://www.w3.org/1998/Math/MathML">
  <semantics>
    <mrow>
      <msub>
        <mi>E</mi>
        <mi>Q</mi>
      </msub>
      <mrow>
        <mi/>
        <mo stretchy="false">=</mo>
        <mi/>
      </mrow>
      <mrow>
        <msub>
          <mi>m</mi>
          <mrow>
            <mo stretchy="false">(</mo>
            <mrow>
              <mo stretchy="false">Є</mo>
            </mrow>
            <mo stretchy="false">)</mo>
          </mrow>
        </msub>
        <mo stretchy="false">⋅</mo>
        <msub>
          <mi>c</mi>
          <mrow>
            <mo stretchy="false">(</mo>
            <mrow>
              <mi>W</mi>
            </mrow>
            <mo stretchy="false">)</mo>
          </mrow>
        </msub>
      </mrow>
      <mrow>
        <mo stretchy="false">(</mo>
        <mrow>
          <msub>
            <mi>T</mi>
            <mrow>
              <mn>2</mn>
              <mrow>
                <mo stretchy="false">(</mo>
                <mrow>
                  <mo stretchy="false">Є</mo>
                </mrow>
                <mo stretchy="false">)</mo>
              </mrow>
            </mrow>
          </msub>
          <mi>–</mi>
          <msub>
            <mi>T</mi>
            <mrow>
              <mn>1</mn>
              <mrow>
                <mo stretchy="false">(</mo>
                <mrow>
                  <mo stretchy="false">Є</mo>
                </mrow>
                <mo stretchy="false">)</mo>
              </mrow>
            </mrow>
          </msub>
        </mrow>
        <mo stretchy="false">)</mo>
      </mrow>
    </mrow>
    <annotation encoding="StarMath 5.0">E_Q ~=~ m_(%Ux0404) cdot c_(W) (T_{2 (%Ux0404)} – T
_{1 (%Ux0404)})</annotation>
  </semantics>
</math>
</file>

<file path=Object 20/content.xml><?xml version="1.0" encoding="utf-8"?>
<math xmlns="http://www.w3.org/1998/Math/MathML">
  <semantics>
    <mrow>
      <msub>
        <mi>R</mi>
        <mrow>
          <mi>e</mi>
          <mrow>
            <mo stretchy="false">(</mo>
            <mrow>
              <mi>K</mi>
            </mrow>
            <mo stretchy="false">)</mo>
          </mrow>
        </mrow>
      </msub>
      <mrow>
        <mi/>
        <mo stretchy="false">=</mo>
        <mi/>
      </mrow>
      <mfrac>
        <mrow>
          <msub>
            <mo stretchy="false">ρ</mo>
            <mi>m</mi>
          </msub>
          <mi>v</mi>
          <mi>d</mi>
        </mrow>
        <mrow>
          <msub>
            <mo stretchy="false">η</mo>
            <mrow>
              <mo stretchy="false">(</mo>
              <mrow>
                <mi>M</mi>
              </mrow>
              <mo stretchy="false">)</mo>
            </mrow>
          </msub>
        </mrow>
      </mfrac>
    </mrow>
    <annotation encoding="StarMath 5.0">R_{e(K)} ~=~ {%rho_m v d}over{%eta_(M) }</annotation>
  </semantics>
</math>
</file>

<file path=Object 21/content.xml><?xml version="1.0" encoding="utf-8"?>
<math xmlns="http://www.w3.org/1998/Math/MathML">
  <semantics>
    <mrow>
      <mover accent="true">
        <msub>
          <mi>F</mi>
          <mi>f</mi>
        </msub>
        <mo stretchy="false">⃗</mo>
      </mover>
      <mrow>
        <mi/>
        <mo stretchy="false">+</mo>
        <mi/>
      </mrow>
      <mover accent="true">
        <msub>
          <mi>F</mi>
          <mi>l</mi>
        </msub>
        <mo stretchy="false">⃗</mo>
      </mover>
      <mrow>
        <mi/>
        <mo stretchy="false">+</mo>
        <mi/>
      </mrow>
      <mover accent="true">
        <msub>
          <mi>F</mi>
          <mi>g</mi>
        </msub>
        <mo stretchy="false">⃗</mo>
      </mover>
      <mrow>
        <mi/>
        <mo stretchy="false">=</mo>
        <mi/>
      </mrow>
      <mover accent="true">
        <mi>O</mi>
        <mo stretchy="false">⃗</mo>
      </mover>
    </mrow>
    <annotation encoding="StarMath 5.0">vec F_f `+` vec F_l `+` vec F_g ~=~ vec O </annotation>
  </semantics>
</math>
</file>

<file path=Object 22/content.xml><?xml version="1.0" encoding="utf-8"?>
<math xmlns="http://www.w3.org/1998/Math/MathML">
  <semantics>
    <mrow>
      <msub>
        <mi>F</mi>
        <mi>f</mi>
      </msub>
      <mrow>
        <mi/>
        <mo stretchy="false">=</mo>
        <mrow>
          <mi/>
          <mo stretchy="false">−</mo>
          <mrow>
            <mrow>
              <msub>
                <mo stretchy="false">η</mo>
                <mrow>
                  <mo stretchy="false">(</mo>
                  <mrow>
                    <mi>M</mi>
                  </mrow>
                  <mo stretchy="false">)</mo>
                </mrow>
              </msub>
              <mo stretchy="false">⋅</mo>
              <msub>
                <mi>A</mi>
                <mrow>
                  <mo stretchy="false">(</mo>
                  <mrow>
                    <mo stretchy="false">Γ</mo>
                  </mrow>
                  <mo stretchy="false">)</mo>
                </mrow>
              </msub>
            </mrow>
            <mo stretchy="false">⋅</mo>
            <mi/>
          </mrow>
        </mrow>
      </mrow>
      <mfrac>
        <mrow>
          <msub>
            <mi>v</mi>
            <mrow>
              <mo stretchy="false">(</mo>
              <mrow>
                <mi>V</mi>
              </mrow>
              <mo stretchy="false">)</mo>
            </mrow>
          </msub>
        </mrow>
        <mrow>
          <msub>
            <mi>l</mi>
            <mrow>
              <mo stretchy="false">(</mo>
              <mrow>
                <mo stretchy="false">Γ</mo>
              </mrow>
              <mo stretchy="false">)</mo>
            </mrow>
          </msub>
        </mrow>
      </mfrac>
    </mrow>
    <annotation encoding="StarMath 5.0">F_f ~=~ - %eta_(M) cdot A_(%GAMMA) cdot `{v_(V)}over{l_(%GAMMA)}</annotation>
  </semantics>
</math>
</file>

<file path=Object 23/content.xml><?xml version="1.0" encoding="utf-8"?>
<math xmlns="http://www.w3.org/1998/Math/MathML">
  <semantics>
    <mrow>
      <msub>
        <mi>F</mi>
        <mi>f</mi>
      </msub>
      <mrow>
        <mi/>
        <mo stretchy="false">=</mo>
        <mrow>
          <mi/>
          <mo stretchy="false">−</mo>
          <mrow>
            <mrow>
              <msub>
                <mo stretchy="false">η</mo>
                <mrow>
                  <mo stretchy="false">(</mo>
                  <mrow>
                    <mi>M</mi>
                  </mrow>
                  <mo stretchy="false">)</mo>
                </mrow>
              </msub>
              <mo stretchy="false">⋅</mo>
              <msub>
                <mi>A</mi>
                <mrow>
                  <mo stretchy="false">(</mo>
                  <mrow>
                    <mo stretchy="false">Γ</mo>
                  </mrow>
                  <mo stretchy="false">)</mo>
                </mrow>
              </msub>
            </mrow>
            <mo stretchy="false">⋅</mo>
            <mi/>
          </mrow>
        </mrow>
      </mrow>
      <mi>D</mi>
      <msub>
        <mrow>
          <mo stretchy="false">[</mo>
          <mrow>
            <msub>
              <mi>v</mi>
              <mi>V</mi>
            </msub>
          </mrow>
          <mo stretchy="false">]</mo>
        </mrow>
        <mrow>
          <mrow>
            <mo stretchy="false">(</mo>
            <mrow>
              <msub>
                <mi>l</mi>
                <mo stretchy="false">Γ</mo>
              </msub>
            </mrow>
            <mo stretchy="false">)</mo>
          </mrow>
        </mrow>
      </msub>
    </mrow>
    <annotation encoding="StarMath 5.0">F_f ~=~ - %eta_(M)  cdot A_(%GAMMA) cdot ` D[v_V]_{(l_%GAMMA)}</annotation>
  </semantics>
</math>
</file>

<file path=Object 24/content.xml><?xml version="1.0" encoding="utf-8"?>
<math xmlns="http://www.w3.org/1998/Math/MathML">
  <semantics>
    <mrow>
      <msub>
        <mi>F</mi>
        <mi>f</mi>
      </msub>
      <mrow>
        <mi/>
        <mo stretchy="false">=</mo>
        <mrow>
          <mi/>
          <mo stretchy="false">−</mo>
          <mi>K</mi>
        </mrow>
      </mrow>
      <mo stretchy="false">π</mo>
      <msub>
        <mi>r</mi>
        <mrow>
          <mo stretchy="false">Γ</mo>
        </mrow>
      </msub>
      <mrow>
        <msub>
          <mo stretchy="false">η</mo>
          <mrow>
            <mo stretchy="false">(</mo>
            <mrow>
              <mi>M</mi>
            </mrow>
            <mo stretchy="false">)</mo>
          </mrow>
        </msub>
        <mo stretchy="false">⋅</mo>
        <msub>
          <mi>v</mi>
          <mrow>
            <mi mathvariant="italic">slut</mi>
            <mrow>
              <mo stretchy="false">(</mo>
              <mrow>
                <mi>V</mi>
              </mrow>
              <mo stretchy="false">)</mo>
            </mrow>
          </mrow>
        </msub>
      </mrow>
    </mrow>
    <annotation encoding="StarMath 5.0">F_f ~=~  -K %pi r_{%GAMMA} %eta_(M)  cdot v_{slut(V)}</annotation>
  </semantics>
</math>
</file>

<file path=Object 25/content.xml><?xml version="1.0" encoding="utf-8"?>
<math xmlns="http://www.w3.org/1998/Math/MathML">
  <semantics>
    <mrow>
      <msub>
        <mi>F</mi>
        <mi>f</mi>
      </msub>
      <mrow>
        <mi/>
        <mo stretchy="false">=</mo>
        <mi/>
      </mrow>
      <mn>2</mn>
      <mrow>
        <msub>
          <mo stretchy="false">γ</mo>
          <mrow>
            <mo stretchy="false">(</mo>
            <mrow>
              <mi>F</mi>
            </mrow>
            <mo stretchy="false">)</mo>
          </mrow>
        </msub>
        <mo stretchy="false">⋅</mo>
        <msub>
          <mi>l</mi>
          <mrow>
            <mo stretchy="false">(</mo>
            <mrow>
              <mo stretchy="false">Γ</mo>
            </mrow>
            <mo stretchy="false">)</mo>
          </mrow>
        </msub>
      </mrow>
    </mrow>
    <annotation encoding="StarMath 5.0">F_f ~=~ 2 %gamma_(F) cdot l_(%GAMMA)</annotation>
  </semantics>
</math>
</file>

<file path=Object 26/content.xml><?xml version="1.0" encoding="utf-8"?>
<math xmlns="http://www.w3.org/1998/Math/MathML">
  <semantics>
    <mrow>
      <mfrac>
        <mrow>
          <mn>2</mn>
          <mrow>
            <msub>
              <mo stretchy="false">γ</mo>
              <mrow>
                <mo stretchy="false">(</mo>
                <mrow>
                  <mi>F</mi>
                </mrow>
                <mo stretchy="false">)</mo>
              </mrow>
            </msub>
            <mo stretchy="false">⋅</mo>
            <mi>cos</mi>
          </mrow>
          <mrow>
            <mo stretchy="false">(</mo>
            <mrow>
              <mo stretchy="false">Θ</mo>
            </mrow>
            <mo stretchy="false">)</mo>
          </mrow>
        </mrow>
        <mrow>
          <msub>
            <mi>r</mi>
            <mrow>
              <mo stretchy="false">(</mo>
              <mrow>
                <mo stretchy="false">Γ</mo>
              </mrow>
              <mo stretchy="false">)</mo>
            </mrow>
          </msub>
        </mrow>
      </mfrac>
      <mrow>
        <mi/>
        <mo stretchy="false">=</mo>
        <mi/>
      </mrow>
      <msub>
        <mo stretchy="false">ρ</mo>
        <mi>m</mi>
      </msub>
      <msub>
        <mi>g</mi>
        <mrow>
          <mo stretchy="false">(</mo>
          <mrow>
            <mi>V</mi>
          </mrow>
          <mo stretchy="false">)</mo>
        </mrow>
      </msub>
      <msub>
        <mi>h</mi>
        <mo stretchy="false">Γ</mo>
      </msub>
    </mrow>
    <annotation encoding="StarMath 5.0">{2 %gamma_(F) cdot cos(%THETA )}over{r_(%GAMMA)} ~=~ %rho_m g_(V) h_%GAMMA</annotation>
  </semantics>
</math>
</file>

<file path=Object 27/content.xml><?xml version="1.0" encoding="utf-8"?>
<math xmlns="http://www.w3.org/1998/Math/MathML">
  <semantics>
    <mrow>
      <mfrac>
        <mrow>
          <mo stretchy="false">Δ</mo>
          <msub>
            <mi>l</mi>
            <mrow>
              <mo stretchy="false">(</mo>
              <mrow>
                <mo stretchy="false">Γ</mo>
              </mrow>
              <mo stretchy="false">)</mo>
            </mrow>
          </msub>
        </mrow>
        <mrow>
          <msub>
            <mi>l</mi>
            <mrow>
              <mo stretchy="false">(</mo>
              <mrow>
                <mo stretchy="false">Γ</mo>
              </mrow>
              <mo stretchy="false">)</mo>
            </mrow>
          </msub>
        </mrow>
      </mfrac>
      <mrow>
        <mi/>
        <mo stretchy="false">=</mo>
        <mi/>
      </mrow>
      <mo stretchy="false">α</mo>
      <mo stretchy="false">Δ</mo>
      <msub>
        <mi>T</mi>
        <mrow>
          <mo stretchy="false">(</mo>
          <mrow>
            <mo stretchy="false">Є</mo>
          </mrow>
          <mo stretchy="false">)</mo>
        </mrow>
      </msub>
    </mrow>
    <annotation encoding="StarMath 5.0">{%DELTA l_(%GAMMA)}over{l_(%GAMMA)} ~=~ %alpha %DELTA T_(%Ux0404)</annotation>
  </semantics>
</math>
</file>

<file path=Object 28/content.xml><?xml version="1.0" encoding="utf-8"?>
<math xmlns="http://www.w3.org/1998/Math/MathML">
  <semantics>
    <mrow>
      <mfrac>
        <mrow>
          <mo stretchy="false">Δ</mo>
          <msub>
            <mi>V</mi>
            <mrow>
              <mo stretchy="false">(</mo>
              <mrow>
                <mi>C</mi>
              </mrow>
              <mo stretchy="false">)</mo>
            </mrow>
          </msub>
        </mrow>
        <mrow>
          <msub>
            <mi>V</mi>
            <mrow>
              <mo stretchy="false">(</mo>
              <mrow>
                <mi>C</mi>
              </mrow>
              <mo stretchy="false">)</mo>
            </mrow>
          </msub>
        </mrow>
      </mfrac>
      <mrow>
        <mi/>
        <mo stretchy="false">=</mo>
        <mi/>
      </mrow>
      <msub>
        <mo stretchy="false">γ</mo>
        <mrow>
          <mo stretchy="false">(</mo>
          <mrow>
            <mi>F</mi>
          </mrow>
          <mo stretchy="false">)</mo>
        </mrow>
      </msub>
      <mrow>
        <mi/>
        <mo stretchy="false">⋅</mo>
        <mi/>
      </mrow>
      <mo stretchy="false">Δ</mo>
      <msub>
        <mi>T</mi>
        <mrow>
          <mo stretchy="false">(</mo>
          <mrow>
            <mo stretchy="false">Є</mo>
          </mrow>
          <mo stretchy="false">)</mo>
        </mrow>
      </msub>
    </mrow>
    <annotation encoding="StarMath 5.0">{%DELTA V_(C)}over{V_(C)} ~=~ %gamma_(F) `cdot` %DELTA T_(%Ux0404)</annotation>
  </semantics>
</math>
</file>

<file path=Object 29/content.xml><?xml version="1.0" encoding="utf-8"?>
<math xmlns="http://www.w3.org/1998/Math/MathML">
  <semantics>
    <mrow>
      <msub>
        <mi>K</mi>
        <mi>k</mi>
      </msub>
      <mrow>
        <mi/>
        <mo stretchy="false">=</mo>
        <mi/>
      </mrow>
      <mfrac>
        <mrow>
          <msub>
            <mi>K</mi>
            <mi>R</mi>
          </msub>
        </mrow>
        <mrow>
          <msub>
            <mi>K</mi>
            <mi mathvariant="italic">Na</mi>
          </msub>
        </mrow>
      </mfrac>
      <mrow>
        <mi/>
        <mo stretchy="false">=</mo>
        <mi/>
      </mrow>
      <mrow>
        <mn>1,38</mn>
        <mo stretchy="false">⋅</mo>
        <msup>
          <mn>10</mn>
          <mrow>
            <mo stretchy="false">−</mo>
            <mn>23</mn>
          </mrow>
        </msup>
      </mrow>
      <mrow>
        <mo stretchy="false">[</mo>
        <mrow>
          <mrow>
            <mi>J</mi>
            <mo stretchy="false">/</mo>
            <mi>K</mi>
          </mrow>
        </mrow>
        <mo stretchy="false">]</mo>
      </mrow>
    </mrow>
    <annotation encoding="StarMath 5.0">K_k ~=~ {K_R}over{K_Na} ~=~ 1,38 cdot 10^-23 [J/K]</annotation>
  </semantics>
</math>
</file>

<file path=Object 3/content.xml><?xml version="1.0" encoding="utf-8"?>
<math xmlns="http://www.w3.org/1998/Math/MathML">
  <semantics>
    <mrow>
      <msub>
        <mi>E</mi>
        <mi>Q</mi>
      </msub>
      <mrow>
        <mi/>
        <mo stretchy="false">=</mo>
        <mi/>
      </mrow>
      <mrow>
        <msub>
          <mi>l</mi>
          <mrow>
            <mi>v</mi>
          </mrow>
        </msub>
        <mo stretchy="false">⋅</mo>
        <msub>
          <mi>m</mi>
          <mrow>
            <mo stretchy="false">(</mo>
            <mrow>
              <mo stretchy="false">Є</mo>
            </mrow>
            <mo stretchy="false">)</mo>
          </mrow>
        </msub>
      </mrow>
    </mrow>
    <annotation encoding="StarMath 5.0">E_Q ~=~ l_{v} cdot m_(%Ux0404)</annotation>
  </semantics>
</math>
</file>

<file path=Object 30/content.xml><?xml version="1.0" encoding="utf-8"?>
<math xmlns="http://www.w3.org/1998/Math/MathML">
  <semantics>
    <mrow>
      <msub>
        <mi>P</mi>
        <mrow>
          <mo stretchy="false">(</mo>
          <mrow>
            <mo stretchy="false">Є</mo>
          </mrow>
          <mo stretchy="false">)</mo>
        </mrow>
      </msub>
      <mrow>
        <mi/>
        <mo stretchy="false">=</mo>
        <mi/>
      </mrow>
      <msub>
        <mi>P</mi>
        <mrow>
          <mo stretchy="false">(</mo>
          <mrow>
            <mo stretchy="false">Є</mo>
          </mrow>
          <mo stretchy="false">)</mo>
        </mrow>
      </msub>
    </mrow>
    <annotation encoding="StarMath 5.0">P_(%Ux0404) ~=~ P_(%Ux0404)</annotation>
  </semantics>
</math>
</file>

<file path=Object 4/content.xml><?xml version="1.0" encoding="utf-8"?>
<math xmlns="http://www.w3.org/1998/Math/MathML">
  <semantics>
    <mrow>
      <msub>
        <mi>P</mi>
        <mrow>
          <mi mathvariant="italic">tot</mi>
          <mrow>
            <mo stretchy="false">(</mo>
            <mrow>
              <mo stretchy="false">Є</mo>
            </mrow>
            <mo stretchy="false">)</mo>
          </mrow>
        </mrow>
      </msub>
      <mrow>
        <mi/>
        <mo stretchy="false">=</mo>
        <mi/>
      </mrow>
      <mrow>
        <msubsup>
          <mo stretchy="false">∑</mo>
          <mrow>
            <mrow>
              <mi>i</mi>
              <mo stretchy="false">=</mo>
              <mn>1</mn>
            </mrow>
          </mrow>
          <mi>k</mi>
        </msubsup>
        <msub>
          <mi>P</mi>
          <mrow>
            <mi>i</mi>
            <mrow>
              <mo stretchy="false">(</mo>
              <mrow>
                <mo stretchy="false">Є</mo>
              </mrow>
              <mo stretchy="false">)</mo>
            </mrow>
          </mrow>
        </msub>
      </mrow>
    </mrow>
    <annotation encoding="StarMath 5.0">P_{tot (%Ux0404)} ~=~ sum _{i = 1} ^k P_{i (%Ux0404) } </annotation>
  </semantics>
</math>
</file>

<file path=Object 5/content.xml><?xml version="1.0" encoding="utf-8"?>
<math xmlns="http://www.w3.org/1998/Math/MathML">
  <semantics>
    <mrow>
      <mrow>
        <mrow>
          <msub>
            <mo stretchy="false">ρ</mo>
            <mi>m</mi>
          </msub>
          <mo stretchy="false">⋅</mo>
          <msub>
            <mi>g</mi>
            <mrow>
              <mo stretchy="false">(</mo>
              <mrow>
                <mi>v</mi>
              </mrow>
              <mo stretchy="false">)</mo>
            </mrow>
          </msub>
        </mrow>
        <mo stretchy="false">⋅</mo>
        <msub>
          <mi>h</mi>
          <mrow>
            <mo stretchy="false">(</mo>
            <mrow>
              <mo stretchy="false">Γ</mo>
            </mrow>
            <mo stretchy="false">)</mo>
          </mrow>
        </msub>
      </mrow>
    </mrow>
    <annotation encoding="StarMath 5.0">%rho_m  cdot g_(v) cdot h_(%GAMMA)</annotation>
  </semantics>
</math>
</file>

<file path=Object 6/content.xml><?xml version="1.0" encoding="utf-8"?>
<math xmlns="http://www.w3.org/1998/Math/MathML">
  <semantics>
    <mrow>
      <mfrac>
        <msub>
          <mi>F</mi>
          <mi>f</mi>
        </msub>
        <msub>
          <mi>A</mi>
          <mrow>
            <mo stretchy="false">(</mo>
            <mrow>
              <mo stretchy="false">Γ</mo>
            </mrow>
            <mo stretchy="false">)</mo>
          </mrow>
        </msub>
      </mfrac>
    </mrow>
    <annotation encoding="StarMath 5.0">F_f over A_(%GAMMA)</annotation>
  </semantics>
</math>
</file>

<file path=Object 7/content.xml><?xml version="1.0" encoding="utf-8"?>
<math xmlns="http://www.w3.org/1998/Math/MathML">
  <semantics>
    <mrow>
      <mfrac>
        <mrow>
          <msub>
            <mo stretchy="false">ρ</mo>
            <mi>m</mi>
          </msub>
          <msubsup>
            <mi>v</mi>
            <mrow>
              <mo stretchy="false">(</mo>
              <mrow>
                <mi>v</mi>
              </mrow>
              <mo stretchy="false">)</mo>
            </mrow>
            <mn>2</mn>
          </msubsup>
        </mrow>
        <mrow>
          <mn>2</mn>
        </mrow>
      </mfrac>
    </mrow>
    <annotation encoding="StarMath 5.0">{%rho_m v_(v)^2}over{2} </annotation>
  </semantics>
</math>
</file>

<file path=Object 8/content.xml><?xml version="1.0" encoding="utf-8"?>
<math xmlns="http://www.w3.org/1998/Math/MathML">
  <semantics>
    <mrow>
      <mfrac>
        <mrow>
          <mrow>
            <mi>a</mi>
            <mo stretchy="false">⋅</mo>
            <msubsup>
              <mi>n</mi>
              <mrow>
                <mo stretchy="false">(</mo>
                <mrow>
                  <mi>C</mi>
                </mrow>
                <mo stretchy="false">)</mo>
              </mrow>
              <mn>2</mn>
            </msubsup>
          </mrow>
        </mrow>
        <mrow>
          <msubsup>
            <mi>V</mi>
            <mrow>
              <mo stretchy="false">(</mo>
              <mrow>
                <mi>C</mi>
              </mrow>
              <mo stretchy="false">)</mo>
            </mrow>
            <mn>2</mn>
          </msubsup>
        </mrow>
      </mfrac>
    </mrow>
    <annotation encoding="StarMath 5.0">{a cdot n_(C) ^2}over{V_(C) ^2}</annotation>
  </semantics>
</math>
</file>

<file path=Object 9/content.xml><?xml version="1.0" encoding="utf-8"?>
<math xmlns="http://www.w3.org/1998/Math/MathML">
  <semantics>
    <mrow>
      <msub>
        <mo stretchy="false">Φ</mo>
        <mn>1</mn>
      </msub>
      <mrow>
        <mi/>
        <mo stretchy="false">=</mo>
        <mi/>
      </mrow>
      <msub>
        <mo stretchy="false">Φ</mo>
        <mn>2</mn>
      </msub>
    </mrow>
    <annotation encoding="StarMath 5.0">%PHI _1 ~=~ %PHI _2</annotation>
  </semantics>
</math>
</file>